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BE1EEB6788C0056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0.75cm" fo:min-width="29.50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0.12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style:font-name="Bitstream Vera Sans Mono" fo:font-size="28pt" style:font-size-asian="28pt" style:font-size-complex="28pt"/>
    </style:style>
    <style:style style:name="P4" style:family="paragraph">
      <loext:graphic-properties draw:fill="none" draw:fill-color="#ffffff"/>
      <style:text-properties fo:color="#ffffff" style:font-name="Bitstream Vera Sans Mono" fo:font-size="28pt" style:font-size-asian="28pt" style:font-size-complex="28pt"/>
    </style:style>
    <style:style style:name="T1" style:family="text">
      <style:text-properties fo:color="#ffffff" style:font-name="Bitstream Vera Sans Mono" fo:font-size="28pt" fo:text-shadow="1pt 1pt" style:font-size-asian="28pt" style:font-size-complex="28pt"/>
    </style:style>
    <style:style style:name="T2" style:family="text">
      <style:text-properties fo:color="#ffffff" style:font-name="Bitstream Vera Sans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003cm" svg:height="21cm" svg:x="0.449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332cm" svg:height="18.999cm" svg:x="2.411cm" svg:y="1.183cm">
          <draw:image xlink:href="Pictures/100000000000080000000600BE1EEB6788C00563.jpg" xlink:type="simple" xlink:show="embed" xlink:actuate="onLoad">
            <text:p/>
          </draw:image>
        </draw:frame>
        <draw:frame draw:style-name="gr3" draw:text-style-name="P4" draw:layer="layout" svg:width="25.36cm" svg:height="10.379cm" svg:x="2.347cm" svg:y="9.621cm">
          <draw:text-box>
            <text:p text:style-name="P3"><text:span text:style-name="T1">Founded in 2012, we are a team of students building autonomous sailing robots at Aberystwyth University.</text:span></text:p>
            <text:p text:style-name="P3"><text:span text:style-name="T1"/></text:p>
            <text:p text:style-name="P3"><text:span text:style-name="T1">We compete around the world in the International Robotic Sailing Regatta and the World Robotic Sailing Championships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3:32:59.033818931</meta:creation-date>
    <dc:date>2018-06-29T23:57:58.321574260</dc:date>
    <meta:editing-duration>PT4M24S</meta:editing-duration>
    <meta:editing-cycles>1</meta:editing-cycles>
    <meta:document-statistic meta:object-count="3"/>
    <meta:generator>LibreOffice/5.1.6.2$Linux_X86_64 LibreOffice_project/10m0$Build-2</meta:generator>
  </office:meta>
</office:document-meta>
</file>